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1pt" officeooo:rsid="0014fdae" officeooo:paragraph-rsid="0014fdae" style:font-size-asian="11pt" style:font-size-complex="11pt"/>
    </style:style>
    <style:style style:name="P2" style:family="paragraph" style:parent-style-name="Standard">
      <style:paragraph-properties fo:text-align="justify" style:justify-single-word="false"/>
      <style:text-properties fo:font-size="11pt" officeooo:rsid="0014fdae" officeooo:paragraph-rsid="00178817" style:font-size-asian="11pt" style:font-size-complex="11pt"/>
    </style:style>
    <style:style style:name="P3" style:family="paragraph" style:parent-style-name="Standard">
      <style:paragraph-properties fo:text-align="justify" style:justify-single-word="false"/>
      <style:text-properties fo:font-size="11pt" officeooo:rsid="0014fdae" officeooo:paragraph-rsid="00193129" style:font-size-asian="11pt" style:font-size-complex="11pt"/>
    </style:style>
    <style:style style:name="P4" style:family="paragraph" style:parent-style-name="Standard">
      <style:paragraph-properties fo:text-align="justify" style:justify-single-word="false"/>
      <style:text-properties fo:font-size="11pt" officeooo:rsid="0014fdae" officeooo:paragraph-rsid="0019f7ea" style:font-size-asian="11pt" style:font-size-complex="11pt"/>
    </style:style>
    <style:style style:name="P5" style:family="paragraph" style:parent-style-name="Standard">
      <style:paragraph-properties fo:text-align="justify" style:justify-single-word="false"/>
      <style:text-properties fo:font-size="11pt" officeooo:rsid="0014fdae" officeooo:paragraph-rsid="001e0a34" style:font-size-asian="11pt" style:font-size-complex="11pt"/>
    </style:style>
    <style:style style:name="P6" style:family="paragraph" style:parent-style-name="Standard">
      <style:paragraph-properties fo:text-align="justify" style:justify-single-word="false"/>
      <style:text-properties fo:font-size="11pt" officeooo:rsid="00178817" officeooo:paragraph-rsid="00178817" style:font-size-asian="11pt" style:font-size-complex="11pt"/>
    </style:style>
    <style:style style:name="P7" style:family="paragraph" style:parent-style-name="Standard">
      <style:paragraph-properties fo:text-align="justify" style:justify-single-word="false"/>
      <style:text-properties fo:font-size="11pt" officeooo:rsid="00193129" officeooo:paragraph-rsid="00178817" style:font-size-asian="11pt" style:font-size-complex="11pt"/>
    </style:style>
    <style:style style:name="P8" style:family="paragraph" style:parent-style-name="Standard">
      <style:paragraph-properties fo:text-align="justify" style:justify-single-word="false"/>
      <style:text-properties fo:font-size="11pt" officeooo:rsid="00193129" officeooo:paragraph-rsid="00193129" style:font-size-asian="11pt" style:font-size-complex="11pt"/>
    </style:style>
    <style:style style:name="P9" style:family="paragraph" style:parent-style-name="Standard">
      <style:paragraph-properties fo:text-align="justify" style:justify-single-word="false"/>
      <style:text-properties fo:font-size="11pt" officeooo:rsid="001981ca" officeooo:paragraph-rsid="001981ca" style:font-size-asian="11pt" style:font-size-complex="11pt"/>
    </style:style>
    <style:style style:name="P10" style:family="paragraph" style:parent-style-name="Standard">
      <style:paragraph-properties fo:text-align="justify" style:justify-single-word="false"/>
      <style:text-properties fo:font-size="11pt" officeooo:rsid="0019f7ea" officeooo:paragraph-rsid="00193129" style:font-size-asian="11pt" style:font-size-complex="11pt"/>
    </style:style>
    <style:style style:name="P11" style:family="paragraph" style:parent-style-name="Standard">
      <style:paragraph-properties fo:text-align="justify" style:justify-single-word="false"/>
      <style:text-properties fo:font-size="11pt" officeooo:rsid="0019f7ea" officeooo:paragraph-rsid="0019f7ea" style:font-size-asian="11pt" style:font-size-complex="11pt"/>
    </style:style>
    <style:style style:name="P12" style:family="paragraph" style:parent-style-name="Standard">
      <style:paragraph-properties fo:text-align="justify" style:justify-single-word="false"/>
      <style:text-properties fo:font-size="11pt" officeooo:rsid="001cead9" officeooo:paragraph-rsid="0019f7ea" style:font-size-asian="11pt" style:font-size-complex="11pt"/>
    </style:style>
    <style:style style:name="P13" style:family="paragraph" style:parent-style-name="Standard">
      <style:paragraph-properties fo:text-align="justify" style:justify-single-word="false"/>
      <style:text-properties fo:font-size="11pt" officeooo:rsid="001cead9" officeooo:paragraph-rsid="001cead9" style:font-size-asian="11pt" style:font-size-complex="11pt"/>
    </style:style>
    <style:style style:name="P14" style:family="paragraph" style:parent-style-name="Standard">
      <style:paragraph-properties fo:text-align="justify" style:justify-single-word="false"/>
      <style:text-properties fo:font-size="11pt" officeooo:rsid="001e0a34" officeooo:paragraph-rsid="001e0a34" style:font-size-asian="11pt" style:font-size-complex="11pt"/>
    </style:style>
    <style:style style:name="P15" style:family="paragraph" style:parent-style-name="Standard">
      <style:paragraph-properties fo:text-align="justify" style:justify-single-word="false"/>
      <style:text-properties fo:font-size="11pt" officeooo:rsid="001fdafd" officeooo:paragraph-rsid="001fdafd" style:font-size-asian="11pt" style:font-size-complex="11pt"/>
    </style:style>
    <style:style style:name="T1" style:family="text">
      <style:text-properties officeooo:rsid="00178817"/>
    </style:style>
    <style:style style:name="T2" style:family="text">
      <style:text-properties officeooo:rsid="00193129"/>
    </style:style>
    <style:style style:name="T3" style:family="text">
      <style:text-properties officeooo:rsid="001981ca"/>
    </style:style>
    <style:style style:name="T4" style:family="text">
      <style:text-properties officeooo:rsid="0019f7ea"/>
    </style:style>
    <style:style style:name="T5" style:family="text">
      <style:text-properties officeooo:rsid="001bb824"/>
    </style:style>
    <style:style style:name="T6" style:family="text">
      <style:text-properties officeooo:rsid="001cead9"/>
    </style:style>
    <style:style style:name="T7" style:family="text">
      <style:text-properties officeooo:rsid="001e0a34"/>
    </style:style>
    <style:style style:name="T8" style:family="text">
      <style:text-properties officeooo:rsid="001fdafd"/>
    </style:style>
    <style:style style:name="T9" style:family="text">
      <style:text-properties officeooo:rsid="0021a519"/>
    </style:style>
    <style:style style:name="T10" style:family="text">
      <style:text-properties officeooo:rsid="0022d8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Grid joins EGI.eu</text:p>
      <text:p text:style-name="P1"/>
      <text:p text:style-name="P6">Furious work by experts at the Meraka Institute has resulted in final integration between South African distributed computing infrastructure and its European counterpart. A memorandum of understanding (MoU) signed previously by the respective directors of the Meraka Institute and the coordinating body for distributed computing in Europe – the European Grid Initiative (EGI.eu) paved the way for the technical work done recently, which led to this great success. </text:p>
      <text:p text:style-name="P6"/>
      <text:p text:style-name="P6">What does it all mean ? </text:p>
      <text:p text:style-name="P6"/>
      <text:p text:style-name="P2"><text:span text:style-name="T1">The Meraka Institute coordinates the South African National Grid (SAGrid), in close collaboration with other national cyberinfrastructure initiatives – the South African National Research Network (SANREN) and the Centre for High-Performance Computing (CHPC). SAGrid is itself a collaboration of participating sites all across South Africa, consisting of Universities, National Laboratories and research groups, which operate a distributed infrastructure of High-performance computing clusters, data and scientific application repositories and other services for South African researchers. </text:span><text:span text:style-name="T2">This result essentially means that South African and European infrastructure are 100% interoperable and technical and scientific communities operating and using these services can collaborate seamlessly.</text:span></text:p>
      <text:p text:style-name="P7"/>
      <text:p text:style-name="P9">Raising the bar</text:p>
      <text:p text:style-name="P8"/>
      <text:p text:style-name="P3"><text:span text:style-name="T3">Bruce Becker, Coordinator of the SAGrid and ROC manager explains : </text:span><text:span text:style-name="T2">“While the MoU was signed some time ago, we started work in earnest on this integration in March, during the meeting of the Africa-Arabia Regional Operations Centre (South) All Hands Meeting hosted by Meraka in Pretoria. </text:span><text:span text:style-name="T3">At this event, we went into quite some detail with the sites, together with colleagues from GRNET (the Greek NREN and EGI.eu partner), as to what would be needed to implement the MoU. We have adopted a new Operating Level Agreement (OLA), based on that which EGI enforces at European sites, requiring increased levels of support, availability and reliability of services at our sites. We've also developed and adopted standard operating procedures in order to make it fairer and easier to collaborate at a technical level amongst ourselves, our African counterparts in the ROC, and our colleagues in Europe. </text:span><text:span text:style-name="T3">Extra operational tools such as service monitoring and accounting portals have been deployed as well. Finally, all tests are being passed and we can claim success”.</text:span></text:p>
      <text:p text:style-name="P10"/>
      <text:p text:style-name="P11">It's all about the science</text:p>
      <text:p text:style-name="P11"/>
      <text:p text:style-name="P4"><text:span text:style-name="T4">While this is a significant technical achievement in itself, the main benefit will be had by the <text:s/>vast community of users. “EGI.eu coordin</text:span><text:span text:style-name="T5">a</text:span><text:span text:style-name="T4">tes an astonishing number of research communities worldwide, many of which have counterparts or even direct collaborators in South Africa”, </text:span><text:span text:style-name="T5">comments Dr. Becker. Data processing and simulation for the High-Energy Physics experiments ALICE and ATLAS at CERN's LHC have long been supported, as well as the Virtual Research Community We-NMR, which works in the nuclear-magnetic resonance, structural biology and small-angle X-ray spectrography domain. With this agreement in place, other VRCs in areas which South African research excels in, such as astronomy, climate science, computational chemistry, </text:span><text:span text:style-name="T6">hydrology, </text:span><text:span text:style-name="T5">etc can be easily supported. Operations Manager for EGI.eu, Tiziana Ferrari is equally enthusiastic about the development: “I look forward to seeing many more South African researchers joining these VRCs to take advantage of the wide array of resources and services available to them – such as science gateways, support systems, specialised applications and data management tools”. Researchers at national scientific institutes, such as the South African National Bioninformatics Institute (SANBI) and the South African Astronomical Observatory (SAAO) stand to benefit greatly from this development. The Life Sciences Grid Community (LSGC) has an almost full overlap </text:span><text:span text:style-name="T6">with SANBI</text:span><text:span text:style-name="T5"> in terms of the</text:span><text:span text:style-name="T6"> suite of applications it's using, while the participation of the SAAO to the global Virtual Observatory – also supported by EGI – means that researchers can collaborate at any scale, big or small. “These are just two areas in which we've been focussing for a while now,” explains Dr. Becker, “but all scientific communities are welcome, from Hermanus to Helsinki”.</text:span></text:p>
      <text:p text:style-name="P12"><text:soft-page-break/></text:p>
      <text:p text:style-name="P13">A team effort</text:p>
      <text:p text:style-name="P13"/>
      <text:p text:style-name="P13">The development of this kind of infrastructure is necessarily the fruit of a wide collaboration of technical teams, and by its nature cannot be successfully undertaken by a single institute. “Credit must go to our site administrators around the country – not least the CHPC – who have worked hard over the past months to implement these changes, but SANREN has also come to the party in a big way, supporting us not only through high-performance networking, but also through the development of new services”. The services referred to here, currently being designed and deployed in demonstrator or testing phase, include the national Identity Federation (IdF) and Computing Security Incident and Response Teams. These too, while coordinated by SANREN, involve collaboration on an international scale and are an important part of the South African integration into global e-Science infrastructures. </text:p>
      <text:p text:style-name="P13"/>
      <text:p text:style-name="P14">Today, South Africa ! Tomorrow – Africa and Arabia !</text:p>
      <text:p text:style-name="P14"/>
      <text:p text:style-name="P14">Impressive though this development may be, it is but a stepping stone in a larger effort to develop e-Infrastructure in Africa and Arabia. “Starting with the first CHAIN project in 2010 and continuing with the current CHAIN-REDS project, we have built the Africa-Arabia Regional Operations Centre, which is a coordinating body for similar digital science resources across a vast region”, states Margaret Ngwira, head of special projects for the UbuntuNet Alliance, which coordinates NREN and e-Science developments in Sub-Saharan Africa. The legacy of several support actions funded by the European Commission has been taken up by the Arab States Regional Network (ASREN) in the Maghreb and Near and Middle-East, while WACREN – the regional body coordinating regional network development in West Africa – is pushing similar developments there. The role of HPC in science and technology has long been recognised at the SADC and AU level and several investments have been made across the continent. The Africa-Arabia Regional Operations Centre aims to stimulate collaboration amongst the technical staff of these sites and foster interoperability, in order to provide African researchers with a high-quality distributed infrastructure for scientific research. </text:p>
      <text:p text:style-name="P14">Here again, Meraka is leading the charge. Given the success of the collaboration between EGI and Meraka, it has been requested by the participating institutes that the CSIR act as “flag-bearing” institute in the signature of an MoU between EGI and the Africa-Arabia ROC. “We discussed the fine details of the policy and procedure in Madrid last week with EGI at the Technical Forum. Through the good work of the CHAIN-REDS partners, we already have buy-in from sites in Morocco, Tunisia, Algeria, Lebanon, Kuwait, Nigeria, Senegal, Ghana, Kenya, Tanzania, Ethiopia,” said Dr. Becker. “There's an incredible amount of support for this development, and we've got a lot of work to do. We need to increase our operational capacity in South Africa in order to support these new sites and their site administrators and work with our colleagues in the north to harmonise procedures and policies. This has prompted us to develop an infrastructure renewal plan, to better serve our technical and scientific communities, as well as make it easier for students, individuals and the greater public to access and contribute to our services. Stay tuned for that...”. </text:p>
      <text:p text:style-name="P14"/>
      <text:p text:style-name="P15">Let's build together. </text:p>
      <text:p text:style-name="P14"/>
      <text:p text:style-name="P5"><text:span text:style-name="T7">South African scientists are called upon to take advantage of this development. The growth and success of HPC, spearheaded by the CHPC, is having an impact in ever more areas of research and development. Whatever their field, academic, industrial or commercial, whatever the size of their team or collaboration, whether they need HPC or cloud resources, these services are available to them. If you or your colleagues are interested in using the infrastructure for your needs, or If you're interested in supporting the infrastructure through providing computational or other resources, <text:s/>you can contact Bruce Becker at </text:span><text:a xlink:type="simple" xlink:href="mailto:bbecker@csir.co.za"><text:span text:style-name="T7">bbecker@csir.co.za</text:span></text:a><text:span text:style-name="T7">. “This isn't a cathedral, it's a bazaar. </text:span><text:span text:style-name="T9">It's not just positive for SAGrid, EGI, Meraka or even South Africa, it's for all researchers. We're </text:span><text:span text:style-name="T8">part of a complex, dynamic set infrastructures and tools that is more than the sum of its parts. </text:span><text:span text:style-name="T7">The more people contribute to what we've built </text:span><text:span text:style-name="T10">and support it</text:span><text:span text:style-name="T7">, the better it will be for all”.</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0T11:20:02</meta:creation-date>
    <meta:editing-duration>PT2H47M33S</meta:editing-duration>
    <meta:editing-cycles>13</meta:editing-cycles>
    <meta:generator>LibreOffice/4.0.2.2$Linux_x86 LibreOffice_project/400m0$Build-2</meta:generator>
    <meta:initial-creator>bruce becker</meta:initial-creator>
    <dc:date>2013-09-23T09:32:54</dc:date>
    <dc:creator>bruce becker</dc:creator>
    <meta:document-statistic meta:table-count="0" meta:image-count="0" meta:object-count="0" meta:page-count="2" meta:paragraph-count="15" meta:word-count="1304" meta:character-count="8573" meta:non-whitespace-character-count="7266"/>
  </office:meta>
</office:document-meta>
</file>